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5.5">
            <text:p>5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6">
            <text:p>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must work with all formats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isplay "currently playing..." in status bar</text:p>
          </table:table-cell>
          <table:table-cell table:style-name="ce5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36">
            <text:p>3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8">
            <text:p>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55.5">
            <text:p>55,5</text:p>
          </table:table-cell>
          <table:table-cell table:style-name="ce10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15.07.2014</text:date>, <text:time>03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6M29S</meta:editing-duration>
    <meta:editing-cycles>39</meta:editing-cycles>
    <meta:generator>OpenOffice/4.1.0$Win32 OpenOffice.org_project/410m18$Build-9764</meta:generator>
    <dc:date>2014-07-15T03:21:44.38</dc:date>
    <dc:creator>F S</dc:creator>
    <meta:document-statistic meta:table-count="3" meta:cell-count="97" meta:object-count="0"/>
    <meta:user-defined meta:name="Info 1"/>
    <meta:user-defined meta:name="Info 2"/>
    <meta:user-defined meta:name="Info 3"/>
    <meta:user-defined meta:name="Info 4"/>
  </office:meta>
</office:document-meta>
</file>